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RECETTE(<text:span text:style-name="T1">recetteId</text:span><text:span text:style-name="T2">,ingredients, nomRecette, preparation)</text:span></text:p>
      <text:p text:style-name="Preformatted_20_Text">INGREDIENT(<text:span text:style-name="T1">ingredientId</text:span>, nomIngredient, #categId)</text:p>
      <text:p text:style-name="Preformatted_20_Text">COMPOSER(<text:span text:style-name="T1">#rId, #iId</text:span>)</text:p>
      <text:p text:style-name="Preformatted_20_Text">CATEGORIE(<text:span text:style-name="T1">categorieId</text:span>, nomCategorie)</text:p>
      <text:p text:style-name="Preformatted_20_Text">PARENTC(<text:span text:style-name="T1">#categIdParent, #categIdEnfant</text:span>)</text:p>
      <text:p text:style-name="Preformatted_20_Text">PARENTI(<text:span text:style-name="T1">#categIdParent, #</text:span><text:span text:style-name="T1">ing</text:span><text:span text:style-name="T1">IdEnfant</text:span>)</text:p>
      <text:p text:style-name="Preformatted_20_Text">UTILISATEUR(<text:span text:style-name="T1">login</text:span><text:span text:style-name="T2">, email, motDePasse, nom, prenom, numeroTel, sex, dateNaiss, adresse, ville, pays, codePostal)</text:span></text:p>
      <text:p text:style-name="Preformatted_20_Text"><text:span text:style-name="T2">FAVORIS(</text:span><text:span text:style-name="T1">#login, #recetteId</text:span><text:span text:style-name="T2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DejaVu Sans Mono" style:font-size-asian="10pt" style:font-name-complex="Liberation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8-12-07T14:51:31.74</dc:date>
    <meta:editing-duration>PT19M29S</meta:editing-duration>
    <meta:editing-cycles>10</meta:editing-cycles>
    <meta:generator>OpenOffice/4.1.5$Win32 OpenOffice.org_project/415m1$Build-9789</meta:generator>
    <meta:document-statistic meta:table-count="0" meta:image-count="0" meta:object-count="0" meta:page-count="1" meta:paragraph-count="8" meta:word-count="28" meta:character-count="374"/>
  </office:meta>
</office:document-meta>
</file>